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2cm" table:align="left" style:may-break-between-rows="true" table:border-model="collapsing"/>
    </style:style>
    <style:style style:name="Tabella1.A" style:family="table-column">
      <style:table-column-properties style:column-width="16.99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.9" style:family="table-row">
      <style:table-row-properties style:min-row-height="0.766cm" fo:keep-together="auto"/>
    </style:style>
    <style:style style:name="Tabella2" style:family="table">
      <style:table-properties style:width="16.992cm" table:align="left" style:may-break-between-rows="true" table:border-model="collapsing"/>
    </style:style>
    <style:style style:name="Tabella2.A" style:family="table-column">
      <style:table-column-properties style:column-width="16.99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9" style:family="table-row">
      <style:table-row-properties style:min-row-height="0.766cm" fo:keep-together="auto"/>
    </style:style>
    <style:style style:name="Tabella3" style:family="table">
      <style:table-properties style:width="16.992cm" table:align="left" style:may-break-between-rows="true" table:border-model="collapsing"/>
    </style:style>
    <style:style style:name="Tabella3.A" style:family="table-column">
      <style:table-column-properties style:column-width="16.99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9" style:family="table-row">
      <style:table-row-properties style:min-row-height="0.766cm" fo:keep-together="auto"/>
    </style:style>
    <style:style style:name="Tabella4" style:family="table">
      <style:table-properties style:width="16.992cm" table:align="left" style:may-break-between-rows="true" table:border-model="collapsing"/>
    </style:style>
    <style:style style:name="Tabella4.A" style:family="table-column">
      <style:table-column-properties style:column-width="16.99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.9" style:family="table-row">
      <style:table-row-properties style:min-row-height="0.766cm" fo:keep-together="auto"/>
    </style:style>
    <style:style style:name="Tabella5" style:family="table">
      <style:table-properties style:width="16.992cm" table:align="left" style:may-break-between-rows="true" table:border-model="collapsing"/>
    </style:style>
    <style:style style:name="Tabella5.A" style:family="table-column">
      <style:table-column-properties style:column-width="16.99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.9" style:family="table-row">
      <style:table-row-properties style:min-row-height="0.766cm" fo:keep-together="auto"/>
    </style:style>
    <style:style style:name="Tabella6" style:family="table">
      <style:table-properties style:width="16.992cm" table:align="left" style:may-break-between-rows="true" table:border-model="collapsing"/>
    </style:style>
    <style:style style:name="Tabella6.A" style:family="table-column">
      <style:table-column-properties style:column-width="16.99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6.9" style:family="table-row">
      <style:table-row-properties style:min-row-height="0.766cm" fo:keep-together="auto"/>
    </style:style>
    <style:style style:name="Tabella7" style:family="table">
      <style:table-properties style:width="16.992cm" table:align="left" style:may-break-between-rows="true" table:border-model="collapsing"/>
    </style:style>
    <style:style style:name="Tabella7.A" style:family="table-column">
      <style:table-column-properties style:column-width="16.99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.9" style:family="table-row">
      <style:table-row-properties style:min-row-height="0.766cm" fo:keep-together="auto"/>
    </style:style>
    <style:style style:name="Tabella8" style:family="table">
      <style:table-properties style:width="16.992cm" table:align="left" style:may-break-between-rows="true" table:border-model="collapsing"/>
    </style:style>
    <style:style style:name="Tabella8.A" style:family="table-column">
      <style:table-column-properties style:column-width="16.99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8.9" style:family="table-row">
      <style:table-row-properties style:min-row-height="0.766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1ecb9c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1ecb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1ecb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3a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3a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4a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f1a" officeooo:paragraph-rsid="0024a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3a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24af1a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4a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4a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165" officeooo:paragraph-rsid="0024a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3be79b" officeooo:paragraph-rsid="003be79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3be79b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66c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66c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7b5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7ab6" officeooo:paragraph-rsid="00487a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b5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165" officeooo:paragraph-rsid="0027b5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387" officeooo:paragraph-rsid="0027b5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66c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266c8a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9ab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9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9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b9a" officeooo:paragraph-rsid="003d0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29ab78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c1a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c1a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1a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b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c1a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94d" officeooo:paragraph-rsid="002c1a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2c1a07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c97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c9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43f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9730" officeooo:paragraph-rsid="00439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c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3cd1" officeooo:paragraph-rsid="00443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9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9b0cc" officeooo:paragraph-rsid="002caf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0cc" officeooo:paragraph-rsid="002c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c9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058a" officeooo:paragraph-rsid="003705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2c976c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caf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2e42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877a" officeooo:paragraph-rsid="002e42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9e9" officeooo:paragraph-rsid="0046b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492" officeooo:paragraph-rsid="0046b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44f" officeooo:paragraph-rsid="002c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c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8f58" officeooo:paragraph-rsid="004b8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2e42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3016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16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2e42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b9a" officeooo:paragraph-rsid="0059a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2e42c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9629" officeooo:paragraph-rsid="0031de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29" officeooo:paragraph-rsid="0031d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9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db3" officeooo:paragraph-rsid="0031d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94d" officeooo:paragraph-rsid="00329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font-size="14pt" fo:font-weight="bold" officeooo:rsid="0015001e" officeooo:paragraph-rsid="0031de49" style:font-size-asian="14pt" style:font-weight-asian="bold" style:font-size-complex="14pt" style:font-weight-complex="bold"/>
    </style:style>
    <style:style style:name="T1" style:family="text">
      <style:text-properties officeooo:rsid="0023a44f"/>
    </style:style>
    <style:style style:name="T2" style:family="text">
      <style:text-properties officeooo:rsid="001ecb9c"/>
    </style:style>
    <style:style style:name="T3" style:family="text">
      <style:text-properties officeooo:rsid="0016ddb3"/>
    </style:style>
    <style:style style:name="T4" style:family="text">
      <style:text-properties officeooo:rsid="002c976c"/>
    </style:style>
    <style:style style:name="T5" style:family="text">
      <style:text-properties officeooo:rsid="001f1d31"/>
    </style:style>
    <style:style style:name="T6" style:family="text">
      <style:text-properties officeooo:rsid="0021cbb6"/>
    </style:style>
    <style:style style:name="T7" style:family="text">
      <style:text-properties officeooo:rsid="001c2165"/>
    </style:style>
    <style:style style:name="T8" style:family="text">
      <style:text-properties officeooo:rsid="00224458"/>
    </style:style>
    <style:style style:name="T9" style:family="text">
      <style:text-properties officeooo:rsid="00342e19"/>
    </style:style>
    <style:style style:name="T10" style:family="text">
      <style:text-properties officeooo:rsid="00266c8a"/>
    </style:style>
    <style:style style:name="T11" style:family="text">
      <style:text-properties officeooo:rsid="003c7959"/>
    </style:style>
    <style:style style:name="T12" style:family="text">
      <style:text-properties officeooo:rsid="0027b55f"/>
    </style:style>
    <style:style style:name="T13" style:family="text">
      <style:text-properties officeooo:rsid="001c4387"/>
    </style:style>
    <style:style style:name="T14" style:family="text">
      <style:text-properties officeooo:rsid="0029ab78"/>
    </style:style>
    <style:style style:name="T15" style:family="text">
      <style:text-properties officeooo:rsid="002c1a07"/>
    </style:style>
    <style:style style:name="T16" style:family="text">
      <style:text-properties officeooo:rsid="001d494d"/>
    </style:style>
    <style:style style:name="T17" style:family="text">
      <style:text-properties officeooo:rsid="00207011"/>
    </style:style>
    <style:style style:name="T18" style:family="text">
      <style:text-properties officeooo:rsid="003d05d4"/>
    </style:style>
    <style:style style:name="T19" style:family="text">
      <style:text-properties officeooo:rsid="003eca15"/>
    </style:style>
    <style:style style:name="T20" style:family="text">
      <style:text-properties officeooo:rsid="0054ac95"/>
    </style:style>
    <style:style style:name="T21" style:family="text">
      <style:text-properties officeooo:rsid="003eee2f"/>
    </style:style>
    <style:style style:name="T22" style:family="text">
      <style:text-properties officeooo:rsid="003fa900"/>
    </style:style>
    <style:style style:name="T23" style:family="text">
      <style:text-properties officeooo:rsid="002cafbf"/>
    </style:style>
    <style:style style:name="T24" style:family="text">
      <style:text-properties officeooo:rsid="0043fe1c"/>
    </style:style>
    <style:style style:name="T25" style:family="text">
      <style:text-properties officeooo:rsid="00439730"/>
    </style:style>
    <style:style style:name="T26" style:family="text">
      <style:text-properties officeooo:rsid="0026ff03"/>
    </style:style>
    <style:style style:name="T27" style:family="text">
      <style:text-properties officeooo:rsid="002f719c"/>
    </style:style>
    <style:style style:name="T28" style:family="text">
      <style:text-properties officeooo:rsid="0027fbba"/>
    </style:style>
    <style:style style:name="T29" style:family="text">
      <style:text-properties officeooo:rsid="001f40aa"/>
    </style:style>
    <style:style style:name="T30" style:family="text">
      <style:text-properties officeooo:rsid="0022f5e9"/>
    </style:style>
    <style:style style:name="T31" style:family="text">
      <style:text-properties officeooo:rsid="00443cd1"/>
    </style:style>
    <style:style style:name="T32" style:family="text">
      <style:text-properties officeooo:rsid="00261368"/>
    </style:style>
    <style:style style:name="T33" style:family="text">
      <style:text-properties officeooo:rsid="0046b9e9"/>
    </style:style>
    <style:style style:name="T34" style:family="text">
      <style:text-properties officeooo:rsid="004aa3db"/>
    </style:style>
    <style:style style:name="T35" style:family="text">
      <style:text-properties officeooo:rsid="00487ab6"/>
    </style:style>
    <style:style style:name="T36" style:family="text">
      <style:text-properties officeooo:rsid="0037d0ec"/>
    </style:style>
    <style:style style:name="T37" style:family="text">
      <style:text-properties officeooo:rsid="005b7063"/>
    </style:style>
    <style:style style:name="T38" style:family="text">
      <style:text-properties officeooo:rsid="002e42c7"/>
    </style:style>
    <style:style style:name="T39" style:family="text">
      <style:text-properties officeooo:rsid="00456c65"/>
    </style:style>
    <style:style style:name="T40" style:family="text">
      <style:text-properties officeooo:rsid="0057d397"/>
    </style:style>
    <style:style style:name="T41" style:family="text">
      <style:text-properties officeooo:rsid="00301666"/>
    </style:style>
    <style:style style:name="T42" style:family="text">
      <style:text-properties officeooo:rsid="002dd200"/>
    </style:style>
    <style:style style:name="T43" style:family="text">
      <style:text-properties officeooo:rsid="002b877a"/>
    </style:style>
    <style:style style:name="T44" style:family="text">
      <style:text-properties officeooo:rsid="0031de49"/>
    </style:style>
    <style:style style:name="T45" style:family="text">
      <style:text-properties officeooo:rsid="0041f38e"/>
    </style:style>
    <style:style style:name="T46" style:family="text">
      <style:text-properties officeooo:rsid="004285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OCUMENTO DEI CASI D’USO</text:p>
      <text:p text:style-name="P1"/>
      <text:p text:style-name="P1"/>
      <text:p text:style-name="P1"/>
      <table:table table:name="Tabella1" table:style-name="Tabella1" table:template-name="Default Style">
        <table:table-column table:style-name="Tabella1.A"/>
        <table:table-row table:style-name="Tabella1.1">
          <table:table-cell table:style-name="Tabella1.A1" office:value-type="string">
            <text:p text:style-name="P2">UC1: ACQUIST<text:span text:style-name="T1">ARE</text:span> BIGLIETTO</text:p>
          </table:table-cell>
        </table:table-row>
        <table:table-row>
          <table:table-cell table:style-name="Tabella1.A2" office:value-type="string">
            <text:p text:style-name="P3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1.A2" office:value-type="string">
            <text:p text:style-name="P3">LIVELLO: <text:span text:style-name="T1">O</text:span><text:span text:style-name="T2">biettivo</text:span><text:span text:style-name="T3"> </text:span><text:span text:style-name="T2">utente</text:span></text:p>
          </table:table-cell>
        </table:table-row>
        <table:table-row table:style-name="Tabella1.1">
          <table:table-cell table:style-name="Tabella1.A2" office:value-type="string">
            <text:p text:style-name="P3">ATTORE PRIMARIO: <text:span text:style-name="T1">Cliente</text:span></text:p>
          </table:table-cell>
        </table:table-row>
        <table:table-row table:style-name="Tabella1.1">
          <table:table-cell table:style-name="Tabella1.A2" office:value-type="string">
            <text:p text:style-name="P4">PRECONDIZIONI: <text:span text:style-name="T1">I</text:span><text:span text:style-name="T3">l cliente deve essere autenticato col proprio account </text:span><text:span text:style-name="T1">(UC</text:span><text:span text:style-name="T4">4</text:span><text:span text:style-name="T1">).</text:span></text:p>
          </table:table-cell>
        </table:table-row>
        <table:table-row>
          <table:table-cell table:style-name="Tabella1.A2" office:value-type="string">
            <text:p text:style-name="P4"><text:span text:style-name="T5">GARANZIA DI SUCCESSO (post-condizioni)</text:span>: <text:span text:style-name="T1">I</text:span><text:span text:style-name="T3">l biglietto viene generato con successo e aggiunto all’account personale del cliente.</text:span></text:p>
          </table:table-cell>
        </table:table-row>
        <table:table-row>
          <table:table-cell table:style-name="Tabella1.A2" office:value-type="string">
            <text:p text:style-name="P3">SCENARIO PRINCIPALE <text:span text:style-name="T6">DI SUCCESSO</text:span>: </text:p>
            <text:p text:style-name="P3"/>
            <text:list xml:id="list932612611" text:style-name="L1">
              <text:list-item>
                <text:p text:style-name="P5">Il cliente cerca l’evento desiderato (UC2) e lo seleziona.</text:p>
              </text:list-item>
              <text:list-item>
                <text:p text:style-name="P5">Il cliente sceglie la tipologia di biglietto e la quantità desiderata.</text:p>
              </text:list-item>
              <text:list-item>
                <text:p text:style-name="P5">Il cliente aggiunge al carrello il/i biglietto/i <text:span text:style-name="T7">che vengono bloccati temporaneamente</text:span>, sceglie il metodo di pagamento e finalizza l’acquisto.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6"><text:span text:style-name="T1">ESTENSIONI (scenari alternativi)</text:span>:</text:p>
            <text:p text:style-name="P6"/>
            <text:p text:style-name="P7"><text:s/>*A</text:p>
            <text:list text:style-name="L2">
              <text:list-item>
                <text:p text:style-name="P8">Il cliente cerca l’evento desiderato (UC2) e lo seleziona.</text:p>
              </text:list-item>
              <text:list-item>
                <text:p text:style-name="P8">Il cliente sceglie la tipologia di biglietto e la quantità desiderata.</text:p>
              </text:list-item>
              <text:list-item>
                <text:p text:style-name="P8">Il cliente prova ad aggiungere al carrello <text:s/>il/i biglietto/i ma non è autenticato, viene quindi reindirizzato alla pagina per effettuare il login (UC<text:span text:style-name="T4">4</text:span>).</text:p>
              </text:list-item>
              <text:list-item>
                <text:p text:style-name="P8">Dopo il login il cliente viene riportato alla pagina con il carrello.</text:p>
              </text:list-item>
              <text:list-item>
                <text:p text:style-name="P8">Il cliente aggiunge al carrello il/i biglietto/i, sceglie il metodo di pagamento e finalizza l’acquisto.</text:p>
                <text:p text:style-name="P8"/>
              </text:list-item>
            </text:list>
            <text:p text:style-name="P9"><text:s/>*B</text:p>
            <text:list text:style-name="L3">
              <text:list-item>
                <text:p text:style-name="P10">l<text:span text:style-name="T8">l</text:span> cliente cerca l’evento desiderato (UC2) e lo seleziona.</text:p>
              </text:list-item>
              <text:list-item>
                <text:p text:style-name="P11">Il cliente sceglie la tipologia di biglietto e la quantità desiderata.</text:p>
              </text:list-item>
              <text:list-item>
                <text:p text:style-name="P12">Il cliente aggiunge al carrello il/i biglietto/i.</text:p>
              </text:list-item>
              <text:list-item>
                <text:p text:style-name="P12">Al momento del pagamento il timer per il blocco temporaneo scade, il cliente viene reindirizzato alla pagina dell’evento e gli viene segnalato l’errore.</text:p>
              </text:list-item>
            </text:list>
          </table:table-cell>
        </table:table-row>
        <table:table-row table:style-name="Tabella1.9">
          <table:table-cell table:style-name="Tabella1.A2" office:value-type="string">
            <text:p text:style-name="P3">FREQUENZA DI OCCORRENZA: <text:span text:style-name="T9">Alta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13"/>
      <text:p text:style-name="P14"/>
      <table:table table:name="Tabella2" table:style-name="Tabella2" table:template-name="Default Style">
        <table:table-column table:style-name="Tabella2.A"/>
        <table:table-row table:style-name="Tabella2.1">
          <table:table-cell table:style-name="Tabella2.A1" office:value-type="string">
            <text:p text:style-name="P15">UC<text:span text:style-name="T10">2</text:span>: <text:span text:style-name="T10">RICERCARE EVENTO</text:span></text:p>
          </table:table-cell>
        </table:table-row>
        <table:table-row>
          <table:table-cell table:style-name="Tabella2.A2" office:value-type="string">
            <text:p text:style-name="P16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2.A2" office:value-type="string">
            <text:p text:style-name="P16">LIVELLO: <text:span text:style-name="T11">Sottofunzione</text:span></text:p>
          </table:table-cell>
        </table:table-row>
        <table:table-row table:style-name="Tabella2.1">
          <table:table-cell table:style-name="Tabella2.A2" office:value-type="string">
            <text:p text:style-name="P16">ATTORE PRIMARIO: <text:span text:style-name="T1">Cliente</text:span></text:p>
          </table:table-cell>
        </table:table-row>
        <table:table-row table:style-name="Tabella2.1">
          <table:table-cell table:style-name="Tabella2.A2" office:value-type="string">
            <text:p text:style-name="P16">PRECONDIZIONI: <text:span text:style-name="T12">Nessuna</text:span></text:p>
          </table:table-cell>
        </table:table-row>
        <table:table-row>
          <table:table-cell table:style-name="Tabella2.A2" office:value-type="string">
            <text:p text:style-name="P17"><text:span text:style-name="T5">GARANZIA DI SUCCESSO (post-condizioni)</text:span>: <text:span text:style-name="T12">V</text:span><text:span text:style-name="T7">iene mostrata la pagina con l’evento desiderato.</text:span></text:p>
          </table:table-cell>
        </table:table-row>
        <table:table-row>
          <table:table-cell table:style-name="Tabella2.A2" office:value-type="string">
            <text:p text:style-name="P16">SCENARIO PRINCIPALE <text:span text:style-name="T6">DI SUCCESSO</text:span>: </text:p>
            <text:p text:style-name="P18"/>
            <text:list text:style-name="L4">
              <text:list-item>
                <text:p text:style-name="P19"><text:span text:style-name="T3">Il cliente cerca l’evento desiderato </text:span><text:span text:style-name="T7">tramite una barra di ricerca.</text:span></text:p>
              </text:list-item>
              <text:list-item>
                <text:p text:style-name="P20">Durante la digitazione del testo di ricerca, il sistema fornisce suggerimenti in tempo reale di eventi e artisti pertinenti.</text:p>
              </text:list-item>
              <text:list-item>
                <text:p text:style-name="P20"><text:span text:style-name="T3">Il cliente </text:span><text:span text:style-name="T13">clicca sul bottone per effettuare la ricerca.</text:span></text:p>
              </text:list-item>
            </text:list>
            <text:list text:continue-list="list932612611" text:style-name="L1">
              <text:list-item>
                <text:p text:style-name="P21">Il sistema mostra i risultati ottenuti dalla ricerca.</text:p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P22"><text:span text:style-name="T1">ESTENSIONI (scenari alternativi)</text:span>: <text:span text:style-name="T12">Nessuno</text:span></text:p>
          </table:table-cell>
        </table:table-row>
        <table:table-row table:style-name="Tabella2.9">
          <table:table-cell table:style-name="Tabella2.A2" office:value-type="string">
            <text:p text:style-name="P16">FREQUENZA DI OCCORRENZA: <text:span text:style-name="T9">Molto alta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able:table table:name="Tabella3" table:style-name="Tabella3" table:template-name="Default Style">
        <table:table-column table:style-name="Tabella3.A"/>
        <table:table-row table:style-name="Tabella3.1">
          <table:table-cell table:style-name="Tabella3.A1" office:value-type="string">
            <text:p text:style-name="P24">UC<text:span text:style-name="T14">3</text:span>: <text:span text:style-name="T15">REGISTRARSI COME</text:span><text:span text:style-name="T14"> CLIENTE</text:span></text:p>
          </table:table-cell>
        </table:table-row>
        <table:table-row>
          <table:table-cell table:style-name="Tabella3.A2" office:value-type="string">
            <text:p text:style-name="P25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3.A2" office:value-type="string">
            <text:p text:style-name="P25">LIVELLO: <text:span text:style-name="T1">O</text:span><text:span text:style-name="T2">biettivo</text:span><text:span text:style-name="T3"> </text:span><text:span text:style-name="T2">utente</text:span></text:p>
          </table:table-cell>
        </table:table-row>
        <table:table-row table:style-name="Tabella3.1">
          <table:table-cell table:style-name="Tabella3.A2" office:value-type="string">
            <text:p text:style-name="P25">ATTORE PRIMARIO: <text:span text:style-name="T1">Cliente</text:span></text:p>
          </table:table-cell>
        </table:table-row>
        <table:table-row table:style-name="Tabella3.1">
          <table:table-cell table:style-name="Tabella3.A2" office:value-type="string">
            <text:p text:style-name="P25">PRECONDIZIONI: <text:span text:style-name="T1">I</text:span><text:span text:style-name="T14">l cliente non è </text:span><text:span text:style-name="T4">registrato</text:span><text:span text:style-name="T14"> nel sistema.</text:span></text:p>
          </table:table-cell>
        </table:table-row>
        <table:table-row>
          <table:table-cell table:style-name="Tabella3.A2" office:value-type="string">
            <text:p text:style-name="P25"><text:span text:style-name="T5">GARANZIA DI SUCCESSO (post-condizioni)</text:span>: <text:span text:style-name="T15">Il cliente possiede un nuovo account personale</text:span></text:p>
          </table:table-cell>
        </table:table-row>
        <table:table-row>
          <table:table-cell table:style-name="Tabella3.A2" office:value-type="string">
            <text:p text:style-name="P25">SCENARIO PRINCIPALE <text:span text:style-name="T6">DI SUCCESSO</text:span>: </text:p>
            <text:p text:style-name="P25"/>
            <text:list text:style-name="L5">
              <text:list-item>
                <text:p text:style-name="P26"><text:span text:style-name="T3">Il cliente </text:span><text:span text:style-name="T13">accede alla pagina di </text:span><text:span text:style-name="T15">registrazione</text:span><text:span text:style-name="T13">.</text:span></text:p>
              </text:list-item>
              <text:list-item>
                <text:p text:style-name="P26"><text:span text:style-name="T16">Il cliente inserisc</text:span><text:span text:style-name="T17">e</text:span><text:span text:style-name="T16"> </text:span><text:span text:style-name="T15">nome, cognome, data di nascita, </text:span><text:span text:style-name="T11">email</text:span><text:span text:style-name="T16"> e password negli appositi campi.</text:span></text:p>
              </text:list-item>
              <text:list-item>
                <text:p text:style-name="P26"><text:span text:style-name="T3">Il cliente </text:span><text:span text:style-name="T13">clicca sul bottone per effettuare </text:span><text:span text:style-name="T15">la registrazione</text:span><text:span text:style-name="T16">.</text:span></text:p>
              </text:list-item>
              <text:list-item>
                <text:p text:style-name="P26"><text:span text:style-name="T13">Il sistema </text:span><text:span text:style-name="T15">notifica la creazione del nuovo account</text:span><text:span text:style-name="T16">.</text:span></text:p>
              </text:list-item>
            </text:list>
          </table:table-cell>
        </table:table-row>
        <table:table-row table:style-name="Tabella3.1">
          <table:table-cell table:style-name="Tabella3.A2" office:value-type="string">
            <text:p text:style-name="P27"><text:span text:style-name="T1">ESTENSIONI (scenari alternativi)</text:span>: </text:p>
            <text:p text:style-name="P18"/>
            <text:list text:style-name="L6">
              <text:list-item>
                <text:p text:style-name="P28">Il sistema notifica che l’email è già in uso.</text:p>
              </text:list-item>
              <text:list-item>
                <text:p text:style-name="P28">Il sistema suggerisce di effettuare il login o di utilizzare un’altra email.</text:p>
              </text:list-item>
              <text:list-item>
                <text:p text:style-name="P28"><text:span text:style-name="T18">Il cliente</text:span> inserisce una nuova email.</text:p>
              </text:list-item>
              <text:list-item>
                <text:p text:style-name="P28"><text:span text:style-name="T18">Il cliente</text:span> completa la registrazione.</text:p>
              </text:list-item>
            </text:list>
          </table:table-cell>
        </table:table-row>
        <table:table-row table:style-name="Tabella3.9">
          <table:table-cell table:style-name="Tabella3.A2" office:value-type="string">
            <text:p text:style-name="P25">FREQUENZA DI OCCORRENZA: <text:span text:style-name="T9">Bassa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able:table table:name="Tabella4" table:style-name="Tabella4" table:template-name="Default Style">
        <table:table-column table:style-name="Tabella4.A"/>
        <table:table-row table:style-name="Tabella4.1">
          <table:table-cell table:style-name="Tabella4.A1" office:value-type="string">
            <text:p text:style-name="P30">UC<text:span text:style-name="T4">4</text:span>: <text:span text:style-name="T15">AUTENTICARSI COME CLIENTE</text:span></text:p>
          </table:table-cell>
        </table:table-row>
        <table:table-row>
          <table:table-cell table:style-name="Tabella4.A2" office:value-type="string">
            <text:p text:style-name="P31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4.A2" office:value-type="string">
            <text:p text:style-name="P31">LIVELLO: <text:span text:style-name="T19">Sottofunzione</text:span></text:p>
          </table:table-cell>
        </table:table-row>
        <table:table-row table:style-name="Tabella4.1">
          <table:table-cell table:style-name="Tabella4.A2" office:value-type="string">
            <text:p text:style-name="P31">ATTORE PRIMARIO: <text:span text:style-name="T1">Cliente</text:span></text:p>
          </table:table-cell>
        </table:table-row>
        <table:table-row table:style-name="Tabella4.1">
          <table:table-cell table:style-name="Tabella4.A2" office:value-type="string">
            <text:p text:style-name="P31">PRECONDIZIONI: <text:span text:style-name="T1">I</text:span><text:span text:style-name="T14">l cliente non è autenticato nel sistema.</text:span></text:p>
          </table:table-cell>
        </table:table-row>
        <table:table-row>
          <table:table-cell table:style-name="Tabella4.A2" office:value-type="string">
            <text:p text:style-name="P31"><text:span text:style-name="T5">GARANZIA DI SUCCESSO (post-condizioni)</text:span>: <text:span text:style-name="T14">Il cliente è autenticato </text:span><text:span text:style-name="T20">nel sistema.</text:span></text:p>
          </table:table-cell>
        </table:table-row>
        <table:table-row>
          <table:table-cell table:style-name="Tabella4.A2" office:value-type="string">
            <text:p text:style-name="P31">SCENARIO PRINCIPALE <text:span text:style-name="T6">DI SUCCESSO</text:span>: </text:p>
            <text:p text:style-name="P31"/>
            <text:list text:style-name="L7">
              <text:list-item>
                <text:p text:style-name="P32"><text:span text:style-name="T3">Il cliente </text:span><text:span text:style-name="T13">accede alla pagina di login.</text:span></text:p>
              </text:list-item>
              <text:list-item>
                <text:p text:style-name="P33"><text:span text:style-name="T16">Il cliente inserisc</text:span><text:span text:style-name="T17">e</text:span><text:span text:style-name="T16"> </text:span><text:span text:style-name="T21">email</text:span><text:span text:style-name="T16"> e password negli appositi campi.</text:span></text:p>
              </text:list-item>
              <text:list-item>
                <text:p text:style-name="P33"><text:span text:style-name="T3">Il cliente </text:span><text:span text:style-name="T13">clicca sul bottone per effettuare </text:span><text:span text:style-name="T16">il login.</text:span></text:p>
              </text:list-item>
              <text:list-item>
                <text:p text:style-name="P33"><text:span text:style-name="T13">Il sistema </text:span><text:span text:style-name="T16">tratta il cliente come autenticato.</text:span></text:p>
              </text:list-item>
            </text:list>
          </table:table-cell>
        </table:table-row>
        <table:table-row table:style-name="Tabella4.1">
          <table:table-cell table:style-name="Tabella4.A2" office:value-type="string">
            <text:p text:style-name="P34"><text:span text:style-name="T1">ESTENSIONI (scenari alternativi)</text:span>:<text:span text:style-name="T7"> </text:span></text:p>
            <text:p text:style-name="P34"/>
            <text:list text:style-name="L8">
              <text:list-item>
                <text:p text:style-name="P35">Il cliente accede alla pagina di login.</text:p>
              </text:list-item>
              <text:list-item>
                <text:p text:style-name="P35">Il cliente inserisce <text:span text:style-name="T22">email</text:span> e/o password errato/i.</text:p>
              </text:list-item>
              <text:list-item>
                <text:p text:style-name="P35">Il sistema notifica al cliente l’errore e permette un nuovo inserimento.</text:p>
              </text:list-item>
            </text:list>
          </table:table-cell>
        </table:table-row>
        <table:table-row table:style-name="Tabella4.9">
          <table:table-cell table:style-name="Tabella4.A2" office:value-type="string">
            <text:p text:style-name="P31">FREQUENZA DI OCCORRENZA: <text:span text:style-name="T9">Alta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able:table table:name="Tabella5" table:style-name="Tabella5" table:template-name="Default Style">
        <table:table-column table:style-name="Tabella5.A"/>
        <table:table-row table:style-name="Tabella5.1">
          <table:table-cell table:style-name="Tabella5.A1" office:value-type="string">
            <text:p text:style-name="P37">UC<text:span text:style-name="T4">5</text:span>: <text:span text:style-name="T23">CREARE EVENTO</text:span></text:p>
          </table:table-cell>
        </table:table-row>
        <table:table-row>
          <table:table-cell table:style-name="Tabella5.A2" office:value-type="string">
            <text:p text:style-name="P38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5.A2" office:value-type="string">
            <text:p text:style-name="P38">LIVELLO: <text:span text:style-name="T1">O</text:span><text:span text:style-name="T2">biettivo</text:span><text:span text:style-name="T3"> </text:span><text:span text:style-name="T2">utente</text:span></text:p>
          </table:table-cell>
        </table:table-row>
        <table:table-row table:style-name="Tabella5.1">
          <table:table-cell table:style-name="Tabella5.A2" office:value-type="string">
            <text:p text:style-name="P38">ATTORE PRIMARIO: <text:span text:style-name="T23">Organizzatore</text:span></text:p>
          </table:table-cell>
        </table:table-row>
        <table:table-row table:style-name="Tabella5.1">
          <table:table-cell table:style-name="Tabella5.A2" office:value-type="string">
            <text:p text:style-name="P39">PRECONDIZIONI: <text:span text:style-name="T24">1.</text:span><text:span text:style-name="T25"> </text:span><text:span text:style-name="T23">L</text:span><text:span text:style-name="T26">’</text:span>organizzatore è autenticato con credenziali amministrative <text:span text:style-name="T26">(</text:span><text:span text:style-name="T27">UC8</text:span><text:span text:style-name="T26">). </text:span></text:p>
            <text:p text:style-name="P40"><text:s text:c="33"/>2. Esiste almeno una sede configurata nel sistema (UC6).</text:p>
          </table:table-cell>
        </table:table-row>
        <table:table-row>
          <table:table-cell table:style-name="Tabella5.A2" office:value-type="string">
            <text:p text:style-name="P41"><text:span text:style-name="T5">GARANZIA DI SUCCESSO (post-condizioni)</text:span>: <text:span text:style-name="T23">L'evento </text:span><text:span text:style-name="T28">viene creato e </text:span><text:span text:style-name="T23">salvato </text:span><text:span text:style-name="T26">correttamente </text:span><text:span text:style-name="T28">all’interno del</text:span><text:span text:style-name="T23"> sistema.</text:span></text:p>
          </table:table-cell>
        </table:table-row>
        <table:table-row>
          <table:table-cell table:style-name="Tabella5.A2" office:value-type="string">
            <text:p text:style-name="P38">SCENARIO PRINCIPALE <text:span text:style-name="T6">DI SUCCESSO</text:span>: </text:p>
            <text:p text:style-name="P38"/>
            <text:list text:style-name="L9">
              <text:list-item>
                <text:p text:style-name="P42"><text:span text:style-name="T29">L’</text:span><text:span text:style-name="T30">organizzatore seleziona la funzionalità di creazione nuovo evento.</text:span></text:p>
              </text:list-item>
              <text:list-item>
                <text:p text:style-name="P42"><text:span text:style-name="T31">L’organizzatore</text:span><text:span text:style-name="T30"> </text:span><text:span text:style-name="T31">inserisce</text:span><text:span text:style-name="T30"> i dettagli base </text:span><text:span text:style-name="T32">quali</text:span><text:span text:style-name="T30"> nome, data, ora, </text:span><text:span text:style-name="T28">tipologia.</text:span></text:p>
              </text:list-item>
              <text:list-item>
                <text:p text:style-name="P43">Il sistema richiede di selezionare una sede <text:span text:style-name="T33">predefinita</text:span>.</text:p>
              </text:list-item>
              <text:list-item>
                <text:p text:style-name="P42"><text:span text:style-name="T30">L'</text:span><text:span text:style-name="T26">o</text:span><text:span text:style-name="T30">rganizzatore </text:span><text:span text:style-name="T31">seleziona </text:span><text:span text:style-name="T34">una delle</text:span><text:span text:style-name="T31"> </text:span><text:span text:style-name="T34">sedi</text:span><text:span text:style-name="T31"> </text:span><text:span text:style-name="T34">predefinite</text:span><text:span text:style-name="T31">.</text:span></text:p>
              </text:list-item>
              <text:list-item>
                <text:p text:style-name="P43">Il sistema carica e mostra la piantina base della sede selezionata.</text:p>
              </text:list-item>
              <text:list-item>
                <text:p text:style-name="P43">L’organizzatore configura l’offerta assegnando ai vari settori una tipologia di biglietto.</text:p>
              </text:list-item>
              <text:list-item>
                <text:p text:style-name="P43">L’organizzatore definisce le tariffe per ogni tipologia.</text:p>
              </text:list-item>
              <text:list-item>
                <text:p text:style-name="P44">L’organizzatore conferma la creazione.</text:p>
              </text:list-item>
              <text:list-item>
                <text:p text:style-name="P45"><text:span text:style-name="T26">Il sistema </text:span>notifica la<text:span text:style-name="T26"> </text:span>creazione<text:span text:style-name="T26"> dell'evento </text:span>all’organizzatore <text:span text:style-name="T33">e pubblica l’evento </text:span><text:span text:style-name="T35">rendendolo disponibile per la ricerca e l’acquisto</text:span><text:span text:style-name="T26">.</text:span></text:p>
              </text:list-item>
            </text:list>
          </table:table-cell>
        </table:table-row>
        <table:table-row table:style-name="Tabella5.1">
          <table:table-cell table:style-name="Tabella5.A2" office:value-type="string">
            <text:p text:style-name="P46"><text:span text:style-name="T1">ESTENSIONI (scenari alternativi)</text:span>:</text:p>
            <text:p text:style-name="P46"/>
            <text:list text:style-name="L10">
              <text:list-item>
                <text:p text:style-name="P47">L’organizzatore inserisce una data passata.</text:p>
              </text:list-item>
              <text:list-item>
                <text:p text:style-name="P47">Il sistema notifica che la data deve essere futura.</text:p>
              </text:list-item>
              <text:list-item>
                <text:p text:style-name="P47">L’organizzatore corregge la data <text:span text:style-name="T36">e completa la creazione.</text:span></text:p>
              </text:list-item>
            </text:list>
          </table:table-cell>
        </table:table-row>
        <table:table-row table:style-name="Tabella5.9">
          <table:table-cell table:style-name="Tabella5.A2" office:value-type="string">
            <text:p text:style-name="P38">FREQUENZA DI OCCORRENZA: <text:span text:style-name="T37">Media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able:table table:name="Tabella6" table:style-name="Tabella6" table:template-name="Default Style">
        <table:table-column table:style-name="Tabella6.A"/>
        <table:table-row table:style-name="Tabella6.1">
          <table:table-cell table:style-name="Tabella6.A1" office:value-type="string">
            <text:p text:style-name="P49">UC<text:span text:style-name="T23">6</text:span>: <text:span text:style-name="T25">CONFIGURARE SEDE</text:span></text:p>
          </table:table-cell>
        </table:table-row>
        <table:table-row>
          <table:table-cell table:style-name="Tabella6.A2" office:value-type="string">
            <text:p text:style-name="P41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6.A2" office:value-type="string">
            <text:p text:style-name="P41">LIVELLO: <text:span text:style-name="T1">O</text:span><text:span text:style-name="T2">biettivo</text:span><text:span text:style-name="T3"> </text:span><text:span text:style-name="T2">utente</text:span></text:p>
          </table:table-cell>
        </table:table-row>
        <table:table-row table:style-name="Tabella6.1">
          <table:table-cell table:style-name="Tabella6.A2" office:value-type="string">
            <text:p text:style-name="P41">ATTORE PRIMARIO: <text:span text:style-name="T23">Organizzatore</text:span></text:p>
          </table:table-cell>
        </table:table-row>
        <table:table-row table:style-name="Tabella6.1">
          <table:table-cell table:style-name="Tabella6.A2" office:value-type="string">
            <text:p text:style-name="P50">PRECONDIZIONI: <text:span text:style-name="T38">L</text:span><text:span text:style-name="T26">’</text:span>organizzatore è autenticato con credenziali amministrative <text:span text:style-name="T26">(</text:span><text:span text:style-name="T27">UC8</text:span><text:span text:style-name="T26">).</text:span></text:p>
          </table:table-cell>
        </table:table-row>
        <table:table-row>
          <table:table-cell table:style-name="Tabella6.A2" office:value-type="string">
            <text:p text:style-name="P50"><text:span text:style-name="T5">GARANZIA DI SUCCESSO (post-condizioni)</text:span>: <text:span text:style-name="T39">La nuova sede è salvata nel sistema con la sua piantina </text:span><text:span text:style-name="T40">completa</text:span><text:span text:style-name="T39"> ed è disponibile per essere selezionata durante la creazione di eventi (UC5).</text:span></text:p>
          </table:table-cell>
        </table:table-row>
        <table:table-row>
          <table:table-cell table:style-name="Tabella6.A2" office:value-type="string">
            <text:p text:style-name="P41">SCENARIO PRINCIPALE <text:span text:style-name="T6">DI SUCCESSO</text:span>: </text:p>
            <text:p text:style-name="P41"/>
            <text:list text:style-name="L11">
              <text:list-item>
                <text:p text:style-name="P51"><text:span text:style-name="T30">L’</text:span>organizzatore accede alla <text:span text:style-name="T39">funzionalità di configurazione sedi ed inserisce nome ed indirizzo </text:span><text:span text:style-name="T33">della sede.</text:span></text:p>
              </text:list-item>
              <text:list-item>
                <text:p text:style-name="P51">L’organizzatore aggiunge un settore specificando<text:span text:style-name="T33">ne il</text:span> nome<text:span text:style-name="T33"> e la struttura (numero di posti numerati e non numerati).</text:span></text:p>
              </text:list-item>
              <text:list-item>
                <text:p text:style-name="P52">L’organizzatore per i posti numerati definisce il numero di file e posti per fila.</text:p>
              </text:list-item>
              <text:list-item>
                <text:p text:style-name="P52">L’organizzatore per i posti non numerati inserisce manualmente la capienza massima (posti in piedi). </text:p>
              </text:list-item>
              <text:list-item>
                <text:p text:style-name="P52">Il sistema calcola la capienza totale della sede.</text:p>
              </text:list-item>
              <text:list-item>
                <text:p text:style-name="P53">Il sistema salva la configurazione dei settori.</text:p>
              </text:list-item>
              <text:list-item>
                <text:p text:style-name="P53"><text:span text:style-name="T33">Il sistema</text:span> conferma il completamento all’organizzatore.</text:p>
              </text:list-item>
            </text:list>
          </table:table-cell>
        </table:table-row>
        <table:table-row table:style-name="Tabella6.1">
          <table:table-cell table:style-name="Tabella6.A2" office:value-type="string">
            <text:p text:style-name="P54">ESTENSIONI (scenari alternativi):</text:p>
            <text:p text:style-name="P55"/>
            <text:list text:style-name="L12">
              <text:list-item>
                <text:p text:style-name="P56">L’organizzatore inserisce nome ed indirizzo di una sede già esistente.</text:p>
              </text:list-item>
              <text:list-item>
                <text:p text:style-name="P56">Il sistema segnala l’errore notificando all’organizzatore che esiste già una sede con lo stesso nome ed indirizzo.</text:p>
              </text:list-item>
              <text:list-item>
                <text:p text:style-name="P56">L’organizzatore inserisce un nome ed indirizzo inesistente nel sistema.</text:p>
              </text:list-item>
              <text:list-item>
                <text:p text:style-name="P56">L’organizzatore completa la configurazione della sede.</text:p>
              </text:list-item>
            </text:list>
          </table:table-cell>
        </table:table-row>
        <table:table-row table:style-name="Tabella6.9">
          <table:table-cell table:style-name="Tabella6.A2" office:value-type="string">
            <text:p text:style-name="P41">FREQUENZA DI OCCORRENZA: <text:span text:style-name="T9">Bassa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able:table table:name="Tabella7" table:style-name="Tabella7" table:template-name="Default Style">
        <table:table-column table:style-name="Tabella7.A"/>
        <table:table-row table:style-name="Tabella7.1">
          <table:table-cell table:style-name="Tabella7.A1" office:value-type="string">
            <text:p text:style-name="P57">UC<text:span text:style-name="T38">7</text:span>: <text:span text:style-name="T38">REGISTRARSI COME ORGANIZZATORE</text:span></text:p>
          </table:table-cell>
        </table:table-row>
        <table:table-row>
          <table:table-cell table:style-name="Tabella7.A2" office:value-type="string">
            <text:p text:style-name="P50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7.A2" office:value-type="string">
            <text:p text:style-name="P50">LIVELLO: <text:span text:style-name="T1">O</text:span><text:span text:style-name="T2">biettivo</text:span><text:span text:style-name="T3"> </text:span><text:span text:style-name="T2">utente</text:span></text:p>
          </table:table-cell>
        </table:table-row>
        <table:table-row table:style-name="Tabella7.1">
          <table:table-cell table:style-name="Tabella7.A2" office:value-type="string">
            <text:p text:style-name="P50">ATTORE PRIMARIO: <text:span text:style-name="T38">Organizzatore</text:span></text:p>
          </table:table-cell>
        </table:table-row>
        <table:table-row table:style-name="Tabella7.1">
          <table:table-cell table:style-name="Tabella7.A2" office:value-type="string">
            <text:p text:style-name="P50">PRECONDIZIONI: <text:span text:style-name="T38">L’organizzatore non è registrato nel sistema.</text:span></text:p>
          </table:table-cell>
        </table:table-row>
        <table:table-row>
          <table:table-cell table:style-name="Tabella7.A2" office:value-type="string">
            <text:p text:style-name="P58"><text:span text:style-name="T5">GARANZIA DI SUCCESSO (post-condizioni)</text:span>: <text:span text:style-name="T41">L</text:span><text:span text:style-name="T42">’organizzatore </text:span><text:span text:style-name="T29">possiede un nuovo account personale.</text:span><text:span text:style-name="T43"> </text:span></text:p>
          </table:table-cell>
        </table:table-row>
        <table:table-row>
          <table:table-cell table:style-name="Tabella7.A2" office:value-type="string">
            <text:p text:style-name="P50">SCENARIO PRINCIPALE <text:span text:style-name="T6">DI SUCCESSO</text:span>: </text:p>
            <text:p text:style-name="P50"/>
            <text:list text:style-name="L13">
              <text:list-item>
                <text:p text:style-name="P59"><text:span text:style-name="T42">L’organizzatore</text:span><text:span text:style-name="T3"> </text:span><text:span text:style-name="T13">accede alla pagina di </text:span><text:span text:style-name="T29">registrazione.</text:span></text:p>
              </text:list-item>
              <text:list-item>
                <text:p text:style-name="P59"><text:span text:style-name="T42">L’organizzatore</text:span><text:span text:style-name="T16"> inserisc</text:span><text:span text:style-name="T29">e</text:span><text:span text:style-name="T16"> </text:span><text:span text:style-name="T29">nome, cognome, data di nascita, </text:span><text:span text:style-name="T42">email</text:span><text:span text:style-name="T16">,</text:span><text:span text:style-name="T29"> </text:span><text:span text:style-name="T16">password </text:span><text:span text:style-name="T42">e nome dell’organizzazione</text:span><text:span text:style-name="T16"> negli appositi campi.</text:span></text:p>
              </text:list-item>
              <text:list-item>
                <text:p text:style-name="P59"><text:span text:style-name="T42">L’organizzatore</text:span><text:span text:style-name="T3"> </text:span><text:span text:style-name="T13">clicca sul bottone per effettuare </text:span><text:span text:style-name="T29">la registrazione </text:span><text:span text:style-name="T42">lato amministratore</text:span><text:span text:style-name="T29">.</text:span></text:p>
              </text:list-item>
              <text:list-item>
                <text:p text:style-name="P59"><text:span text:style-name="T13">Il sistema </text:span><text:span text:style-name="T29">notifica la creazione del nuovo account </text:span><text:span text:style-name="T42">all’organizzatore.</text:span></text:p>
              </text:list-item>
            </text:list>
          </table:table-cell>
        </table:table-row>
        <table:table-row table:style-name="Tabella7.1">
          <table:table-cell table:style-name="Tabella7.A2" office:value-type="string">
            <text:p text:style-name="P60"><text:span text:style-name="T1">ESTENSIONI (scenari alternativi)</text:span>:</text:p>
            <text:p text:style-name="P60"/>
            <text:list text:style-name="L14">
              <text:list-item>
                <text:p text:style-name="P61">Il sistema notifica che l’email è già in uso.</text:p>
              </text:list-item>
              <text:list-item>
                <text:p text:style-name="P61">Il sistema suggerisce di effettuare il login o di utilizzare un’altra email.</text:p>
              </text:list-item>
              <text:list-item>
                <text:p text:style-name="P61">L’organizzatore inserisce una nuova email.</text:p>
              </text:list-item>
              <text:list-item>
                <text:p text:style-name="P61">L’organizzatore completa la registrazione.</text:p>
              </text:list-item>
            </text:list>
          </table:table-cell>
        </table:table-row>
        <table:table-row table:style-name="Tabella7.9">
          <table:table-cell table:style-name="Tabella7.A2" office:value-type="string">
            <text:p text:style-name="P50">FREQUENZA DI OCCORRENZA: <text:span text:style-name="T9">Bassa</text:span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able:table table:name="Tabella8" table:style-name="Tabella8" table:template-name="Default Style">
        <table:table-column table:style-name="Tabella8.A"/>
        <table:table-row table:style-name="Tabella8.1">
          <table:table-cell table:style-name="Tabella8.A1" office:value-type="string">
            <text:p text:style-name="P63">UC<text:span text:style-name="T44">8</text:span>: <text:span text:style-name="T44">AUTENTICARSI</text:span><text:span text:style-name="T38"> COME ORGANIZZATORE</text:span></text:p>
          </table:table-cell>
        </table:table-row>
        <table:table-row>
          <table:table-cell table:style-name="Tabella8.A2" office:value-type="string">
            <text:p text:style-name="P64"><text:span text:style-name="T2">PORTATA</text:span>: <text:span text:style-name="T1">Sistema </text:span><text:span text:style-name="T2">TicketTwo</text:span></text:p>
          </table:table-cell>
        </table:table-row>
        <table:table-row>
          <table:table-cell table:style-name="Tabella8.A2" office:value-type="string">
            <text:p text:style-name="P64">LIVELLO: <text:span text:style-name="T45">Sottofunzione</text:span></text:p>
          </table:table-cell>
        </table:table-row>
        <table:table-row table:style-name="Tabella8.1">
          <table:table-cell table:style-name="Tabella8.A2" office:value-type="string">
            <text:p text:style-name="P64">ATTORE PRIMARIO: <text:span text:style-name="T38">Organizzatore</text:span></text:p>
          </table:table-cell>
        </table:table-row>
        <table:table-row table:style-name="Tabella8.1">
          <table:table-cell table:style-name="Tabella8.A2" office:value-type="string">
            <text:p text:style-name="P64">PRECONDIZIONI: <text:span text:style-name="T44">L</text:span><text:span text:style-name="T42">’organizzatore possiede un account amministrativo registrato nel sistema </text:span><text:span text:style-name="T27">(UC7).</text:span></text:p>
          </table:table-cell>
        </table:table-row>
        <table:table-row>
          <table:table-cell table:style-name="Tabella8.A2" office:value-type="string">
            <text:p text:style-name="P64"><text:span text:style-name="T5">GARANZIA DI SUCCESSO (post-condizioni)</text:span>: <text:span text:style-name="T44">L</text:span><text:span text:style-name="T42">’organizzatore</text:span><text:span text:style-name="T13"> è autenticato </text:span><text:span text:style-name="T42">con privilegi amministrativi.</text:span></text:p>
          </table:table-cell>
        </table:table-row>
        <table:table-row>
          <table:table-cell table:style-name="Tabella8.A2" office:value-type="string">
            <text:p text:style-name="P64">SCENARIO PRINCIPALE <text:span text:style-name="T6">DI SUCCESSO</text:span>: </text:p>
            <text:p text:style-name="P64"/>
            <text:list text:style-name="L15">
              <text:list-item>
                <text:p text:style-name="P65"><text:span text:style-name="T42">L’organizzatore</text:span><text:span text:style-name="T3"> </text:span><text:span text:style-name="T13">accede alla pagina di login.</text:span></text:p>
              </text:list-item>
              <text:list-item>
                <text:p text:style-name="P65"><text:span text:style-name="T42">L’organizzatore </text:span><text:span text:style-name="T16">inserisc</text:span><text:span text:style-name="T17">e</text:span><text:span text:style-name="T16"> </text:span><text:span text:style-name="T45">email</text:span><text:span text:style-name="T16"> e password negli appositi campi.</text:span></text:p>
              </text:list-item>
              <text:list-item>
                <text:p text:style-name="P65"><text:span text:style-name="T3">Il cliente </text:span><text:span text:style-name="T13">clicca sul bottone per effettuare </text:span><text:span text:style-name="T16">il login.</text:span></text:p>
              </text:list-item>
              <text:list-item>
                <text:p text:style-name="P65"><text:span text:style-name="T13">Il sistema </text:span><text:span text:style-name="T16">tratta </text:span><text:span text:style-name="T42">l’organizzatore</text:span><text:span text:style-name="T16"> come autenticato </text:span><text:span text:style-name="T42">con privilegi amministrativi.</text:span></text:p>
              </text:list-item>
            </text:list>
          </table:table-cell>
        </table:table-row>
        <table:table-row table:style-name="Tabella8.1">
          <table:table-cell table:style-name="Tabella8.A2" office:value-type="string">
            <text:p text:style-name="P66"><text:span text:style-name="T1">ESTENSIONI (scenari alternativi)</text:span>:</text:p>
            <text:p text:style-name="P66"/>
            <text:list text:style-name="L16">
              <text:list-item>
                <text:p text:style-name="P67"><text:span text:style-name="T42">L’organizzatore</text:span> accede alla pagina di login.</text:p>
              </text:list-item>
              <text:list-item>
                <text:p text:style-name="P67"><text:span text:style-name="T42">L’organizzatore</text:span> inserisce <text:span text:style-name="T46">email</text:span> e/o password errato/i.</text:p>
              </text:list-item>
              <text:list-item>
                <text:p text:style-name="P67">Il sistema notifica al cliente l’errore e permette un nuovo inserimento.</text:p>
              </text:list-item>
            </text:list>
          </table:table-cell>
        </table:table-row>
        <table:table-row table:style-name="Tabella8.9">
          <table:table-cell table:style-name="Tabella8.A2" office:value-type="string">
            <text:p text:style-name="P64">FREQUENZA DI OCCORRENZA: <text:span text:style-name="T9">Alta</text:span>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001e" officeooo:paragraph-rsid="001e3f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etto: TicketTwo</text:p>
        <text:p text:style-name="MP1">Autori: Bocciarelli Mirko, Pellegatta Gabriele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21:01:45.004803219</meta:creation-date>
    <dc:date>2025-12-23T19:22:35.439023558</dc:date>
    <meta:editing-duration>PT3H38M4S</meta:editing-duration>
    <meta:editing-cycles>57</meta:editing-cycles>
    <meta:generator>LibreOffice/25.8.2.2$Linux_X86_64 LibreOffice_project/580$Build-2</meta:generator>
    <meta:print-date>2025-12-23T19:11:22.964887263</meta:print-date>
    <meta:document-statistic meta:table-count="8" meta:image-count="0" meta:object-count="0" meta:page-count="8" meta:paragraph-count="148" meta:word-count="1133" meta:character-count="8081" meta:non-whitespace-character-count="7116"/>
  </office:meta>
</office:document-meta>
</file>